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Standard">
      <style:text-properties style:font-name="Arial" fo:font-size="16pt" fo:font-weight="bold" style:letter-kerning="true" fo:background-color="#ffffff" style:font-size-asian="16pt" style:font-weight-asian="bold" style:font-name-complex="Arial" style:font-size-complex="16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Heading_20_2">
      <style:text-properties fo:background-color="#ffffff"/>
    </style:style>
    <style:style style:name="P6" style:family="paragraph" style:parent-style-name="Heading_20_3">
      <style:text-properties fo:background-color="#ffffff"/>
    </style:style>
    <style:style style:name="P7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9" style:family="paragraph" style:parent-style-name="Heading_20_1">
      <style:text-properties fo:background-color="#ffffff"/>
    </style:style>
    <style:style style:name="T1" style:family="text" style:parent-style-name="Heading_20_1_20_Char">
      <style:text-properties style:font-name="Arial" fo:font-size="16pt" fo:font-weight="bold" style:letter-kerning="true" fo:background-color="#ffffff" style:font-size-asian="16pt" style:font-weight-asian="bold" style:font-name-complex="Arial" style:font-size-complex="16pt" style:font-weight-complex="bold"/>
    </style:style>
    <style:style style:name="T2" style:family="text" style:parent-style-name="Heading_20_1_20_Char">
      <style:text-properties fo:background-color="#ffffff"/>
    </style:style>
    <style:style style:name="T3" style:family="text">
      <style:text-properties fo:background-color="#ffffff"/>
    </style:style>
    <style:style style:name="T4" style:family="text">
      <style:text-properties style:font-name="Courier New" fo:font-size="10pt" fo:background-color="#ffffff" style:font-size-asian="10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Boss ESB Loan Broker Banks Guide</text:h>
      <text:p text:style-name="Standard"/>
      <text:p text:style-name="Standard">By: Kurt Stam (<text:a xlink:type="simple" xlink:href="mailto:kurt.stam@jboss.com"><text:span text:style-name="Internet_20_link">kurt.stam@jboss.com</text:span></text:a>)</text:p>
      <text:p text:style-name="Standard"/>
      <text:p text:style-name="Standard">JBoss ESB JBoss Labs Home Page: <text:a xlink:type="simple" xlink:href="http://labs.jboss.com/portal/jbossesb"><text:span text:style-name="Internet_20_link">http://labs.jboss.com/portal/jbossesb</text:span></text:a></text:p>
      <text:p text:style-name="Standard"/>
      <text:p text:style-name="Standard">JBoss ESB Developer Community Forums: <text:a xlink:type="simple" xlink:href="http://www.jboss.com/index.html?module=bb&amp;op=viewforum&amp;f=220"><text:span text:style-name="Internet_20_link">http://www.jboss.com/index.html?module=bb&amp;op=viewforum&amp;f=220</text:span></text:a></text:p>
      <text:p text:style-name="Standard"/>
      <text:p text:style-name="Standard">########################################################################</text:p>
      <text:p text:style-name="Standard"># JBoss, Home of Professional Open Source</text:p>
      <text:p text:style-name="Standard"># Copyright 2006, JBoss Inc., and individual contributors as indicated</text:p>
      <text:p text:style-name="Standard"># by the @authors tag. See the copyright.txt in the distribution for a</text:p>
      <text:p text:style-name="Standard"># full listing of individual contributors.</text:p>
      <text:p text:style-name="Standard">#</text:p>
      <text:p text:style-name="Standard"># This is free software; you can redistribute it and/or modify it</text:p>
      <text:p text:style-name="Standard"># under the terms of the GNU Lesser General Public License as</text:p>
      <text:p text:style-name="Standard"># published by the Free Software Foundation; either version 2.1 of</text:p>
      <text:p text:style-name="Standard"># the License, or (at your option) any later version.</text:p>
      <text:p text:style-name="Standard">#</text:p>
      <text:p text:style-name="Standard"># This software is distributed in the hope that it will be useful,</text:p>
      <text:p text:style-name="Standard"># but WITHOUT ANY WARRANTY; without even the implied warranty of</text:p>
      <text:p text:style-name="Standard"># MERCHANTABILITY or FITNESS FOR A PARTICULAR PURPOSE. See the GNU</text:p>
      <text:p text:style-name="Standard"># Lesser General Public License for more details.</text:p>
      <text:p text:style-name="Standard">#</text:p>
      <text:p text:style-name="Standard"># You should have received a copy of the GNU Lesser General Public</text:p>
      <text:p text:style-name="Standard"># License along with this software; if not, write to the Free</text:p>
      <text:p text:style-name="Standard"># Software Foundation, Inc., 51 Franklin St, Fifth Floor, Boston, MA</text:p>
      <text:p text:style-name="Standard"># 02110-1301 USA, or see the FSF site: http://www.fsf.org.</text:p>
      <text:p text:style-name="Standard">########################################################################</text:p>
      <text:p text:style-name="P2"/>
      <text:p text:style-name="P2"/>
      <text:p text:style-name="P3"><text:span text:style-name="T1"/></text:p>
      <text:p text:style-name="Standard"><text:span text:style-name="T2">1.</text:span><text:span text:style-name="T2"> Introduction</text:span></text:p>
      <text:p text:style-name="P4">As part of the Loan Broker Demo, the broker goes out to a few banks to obtain loan quotes.</text:p>
      <text:p text:style-name="P4">This folder contains two banks:</text:p>
      <text:p text:style-name="Standard"/>
      <text:p text:style-name="P4">1. a Flat File Based Bank, and</text:p>
      <text:p text:style-name="P4">2. a JMS Based bank.</text:p>
      <text:p text:style-name="Standard"/>
      <text:p text:style-name="Standard"><text:span text:style-name="T3">To make the demo a little more interesting we have the banks use two different protocols (flat file and JMS), and two</text:span> <text:span text:style-name="T3">different message formats (csv, xml). You can customize some of the configuration in the bank.properties file. Not that</text:span> <text:span text:style-name="T3">the banks use to log4j.xml in the current directory. </text:span></text:p>
      <text:h text:style-name="P5" text:outline-level="2">2. Flat File Based Bank</text:h>
      <text:h text:style-name="P6" text:outline-level="3">2.1 Starting the bank</text:h>
      <text:p text:style-name="Standard"><text:span text:style-name="T3">The Flat File Based Bank uses the property 'file.monitored.directory' which by default is set to 'C:\Temp\BankInput'.</text:span> <text:span text:style-name="T3">You can start this bank by typing:</text:span></text:p>
      <text:p text:style-name="P7"/>
      <text:p text:style-name="P8">ant runFileBank</text:p>
      <text:p text:style-name="P7"/>
      <text:p text:style-name="P7">* Not of caution, there is no filter set in the poller code, so it will pick up and try to move any files it finds.</text:p>
      <text:h text:style-name="P6" text:outline-level="3">2.2 Processing details</text:h>
      <text:p text:style-name="Standard"><text:span text:style-name="T3">The FlatFilePollManager monitors a directory specified in the configuration. When a file arrives it</text:span> <text:span text:style-name="T3">tries to process the content assuming it contains one line with loan request information.</text:span> <text:span text:style-name="T3">So for example the content of the file could read something like </text:span></text:p>
      <text:p text:style-name="P8"/>
      <text:p text:style-name="P8">23456890,3,4,20000,5</text:p>
      <text:p text:style-name="P7"/>
      <text:p text:style-name="Standard"><text:span text:style-name="T3">The order of values needs to be SocialSecurityNumber, CreditScore, HistoryLength [month], LoanAmount [dollar],</text:span> <text:span text:style-name="T3">and finally the LoanTerm [month]. The request will be processed and a BankQouteReply is generated. The</text:span> <text:span text:style-name="T3">original file is moved to a 'processed' directory, and the BankQuoteReply is serialized to an 'outgoing' directory from the it can be picked up by the system that dropped the request.</text:span></text:p>
      <text:h text:style-name="P6" text:outline-level="3">2.3 Testing</text:h>
      <text:p text:style-name="Standard"><text:span text:style-name="T3">You can test whether or not the bank is working by dropping a file in the monitored directory (C:\Temp\BankInput).Let's say we</text:span> <text:span text:style-name="T3">use a file with name 'request.txt'. The file should be ASCII and can contain the following line:</text:span></text:p>
      <text:p text:style-name="Standard"/>
      <text:p text:style-name="P8">23456890,3,4,20000,5</text:p>
      <text:p text:style-name="P7"/>
      <text:p text:style-name="Standard"><text:span text:style-name="T3">The file should get moved to the C:\Temp\BankInput\processed directory, and in the C:\Temp\ BankInput\outgoing directory a reply file should</text:span> <text:span text:style-name="T3">appear with the name 'reply_to_request.txt'. It should contain the line:</text:span></text:p>
      <text:p text:style-name="P7"/>
      <text:p text:style-name="P8">8.29,FileBasedBank-1,0</text:p>
      <text:p text:style-name="P7"/>
      <text:p text:style-name="Standard"><text:span text:style-name="T3">which means the </text:span><text:span text:style-name="T4">QuoteId=FileBasedBank-1</text:span><text:span text:style-name="T3">, the </text:span><text:span text:style-name="T4">interest=8.29</text:span><text:span text:style-name="T3"> and the </text:span><text:span text:style-name="T4">errorCode=0</text:span><text:span text:style-name="T3"> (which means success). You can check the logging for</text:span> <text:span text:style-name="T3">additional details.</text:span></text:p>
      <text:p text:style-name="P7"/>
      <text:h text:style-name="P5" text:outline-level="2">3. JMS Based Bank</text:h>
      <text:h text:style-name="Heading_20_3" text:outline-level="3"><text:span text:style-name="T3">3.1 Starting the bank</text:span></text:h>
      <text:p text:style-name="Standard"><text:span text:style-name="T3">Before starting the bank you need to bring up your JMS provider. For the example this is the JBoss AS. We are using</text:span> <text:span text:style-name="T3">the default queues (C and D). The JMS bank uses the properties: jms.provider.url, jms.queue.in and jms.queue.out. By</text:span> <text:span text:style-name="T3">default these are set to 'localhost', 'queue/C' and 'queue/D'. So, by default, it assumes JBoss AS is running on the localhost.</text:span> <text:span text:style-name="T3">Next you can start the JMS Based bank by typing:</text:span></text:p>
      <text:p text:style-name="P7"/>
      <text:p text:style-name="P8">ant runJMSBank</text:p>
      <text:h text:style-name="P6" text:outline-level="3">3.2 Processing details</text:h>
      <text:p text:style-name="Standard"><text:span text:style-name="T3">The JMSManager listens to an incoming queue (by default queue/C on localhost). It consumes the</text:span> <text:span text:style-name="T3">message assuming it is a TextMessage, and that the text is an XML structure that can be marshaled</text:span> <text:span text:style-name="T3">into a BankQuoteRequest. The request will be processed and a BankQuote Reply will be serialized to XML</text:span> <text:span text:style-name="T3">and send to the outgoing queue (by default this is queue/D on localhost). If the processing results</text:span> <text:span text:style-name="T3">in an error a BankQuoteReply with ErrorCode other then 0 is send to the outgoing queue.</text:span></text:p>
      <text:h text:style-name="P6" text:outline-level="3">3.3 Testing</text:h>
      <text:p text:style-name="Standard"><text:span text:style-name="T3">The unit test JMSProcessorTest drops a BankQuoteRequest Message on the queue/C of localhost. You can use</text:span></text:p>
      <text:p text:style-name="P4">this test to check the health of the JMSBank. The tests can be executed by typing</text:p>
      <text:p text:style-name="P7"/>
      <text:p text:style-name="P8">ant test</text:p>
      <text:h text:style-name="P9" text:outline-level="1">4. Finally</text:h>
      <text:p text:style-name="P4">You are now ready to run the larger Load Broker Demo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sv" fo:country="FI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BANKS FOR THE LOANBROKER DEMO</dc:title>
    <meta:initial-creator>kstam</meta:initial-creator>
    <meta:creation-date>2006-08-01T11:03:00</meta:creation-date>
    <dc:creator>Sebastian Cao</dc:creator>
    <dc:date>2007-01-31T15:14:18</dc:date>
    <dc:language>sv-FI</dc:language>
    <meta:editing-cycles>8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8" meta:word-count="772" meta:character-count="4725"/>
  </office:meta>
</office:document-meta>
</file>